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4" style:family="paragraph" style:parent-style-name="Standard">
      <style:text-properties fo:font-size="12.3999996185303pt" fo:font-weight="normal" style:font-size-asian="12.3999996185303pt" style:font-weight-asian="normal" style:font-size-complex="12.3999996185303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8" style:family="paragraph" style:parent-style-name="Standard">
      <style:text-properties fo:font-size="17pt" fo:font-weight="bold" style:font-size-asian="17pt" style:font-weight-asian="bold" style:font-size-complex="17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7pt" fo:font-weight="bold" style:font-size-asian="17pt" style:font-weight-asian="bold" style:font-size-complex="17pt" style:font-weight-complex="bold"/>
    </style:style>
    <style:style style:name="P10" style:family="paragraph" style:parent-style-name="Standard">
      <style:paragraph-properties fo:text-align="center" style:justify-single-word="false">
        <style:tab-stops>
          <style:tab-stop style:position="0.1252in"/>
        </style:tab-stops>
      </style:paragraph-properties>
      <style:text-properties fo:font-size="17pt" fo:font-weight="bold" style:font-size-asian="17pt" style:font-weight-asian="bold" style:font-size-complex="17pt" style:font-weight-complex="bold"/>
    </style:style>
    <style:style style:name="P11" style:family="paragraph" style:parent-style-name="Standard">
      <style:text-properties fo:font-size="17pt" fo:font-weight="normal" style:font-size-asian="17pt" style:font-weight-asian="normal" style:font-size-complex="17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7pt" fo:font-weight="normal" style:font-size-asian="17pt" style:font-weight-asian="normal" style:font-size-complex="17pt" style:font-weight-complex="normal"/>
    </style:style>
    <style:style style:name="P1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4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3/11/2017</text:span> <text:s/>6 miles</text:p>
      <text:p text:style-name="P2">I ran 1 mile on the indoor track in 8:57 and then rested about 5 minutes.</text:p>
      <text:p text:style-name="P2">On a treadmill I ran 6 x ½ mile all in 4:00. <text:s/>Before each half mile I jogged ¼ mile in about 3:00.</text:p>
      <text:p text:style-name="P2">At the end I warmed down with a ½ mile in about 5:00.</text:p>
      <text:p text:style-name="P2">My pulse at the beginning of each half mile was in the range 105 – 115 bpm.</text:p>
      <text:p text:style-name="P2">My pulses at the end of the ½ miles were 137, 140, 142, 142, 142, 141.</text:p>
      <text:p text:style-name="P2"/>
      <text:p text:style-name="P2"/>
      <text:p text:style-name="P2">Sun 3/12/2017 <text:s/><text:span text:style-name="T1">no running</text:span></text:p>
      <text:p text:style-name="P2">We drove to New Alexandria PA</text:p>
      <text:p text:style-name="P2"/>
      <text:p text:style-name="P2"/>
      <text:p text:style-name="P2">Mon 3/13/2017 <text:s/><text:span text:style-name="T1">4 miles</text:span></text:p>
      <text:p text:style-name="P2">I ran 5 x 0.8 mile somewhat hilly loop in New Alexandria PA. The average pace was 9:56/mile.</text:p>
      <text:p text:style-name="P2">The first loop was at 10:55/mile and the last loop at <text:s/>8:19/mile.</text:p>
      <text:p text:style-name="P2"/>
      <text:p text:style-name="P2"/>
      <text:p text:style-name="P2">Tues 3/14/2017 <text:span text:style-name="T1">4 miles</text:span></text:p>
      <text:p text:style-name="P2">I ran about the same course as yesterday. <text:s/>The average pace was 9:52/mile. <text:s/>The last mile was in 8:28.</text:p>
      <text:p text:style-name="P2"/>
      <text:p text:style-name="P2"/>
      <text:p text:style-name="P2">Wed <text:s/>3/15/2017 <text:span text:style-name="T1">no running</text:span></text:p>
      <text:p text:style-name="P2">We drove back to Meadville.</text:p>
      <text:p text:style-name="P2"/>
      <text:p text:style-name="P2"/>
      <text:p text:style-name="P2">Thur 3/16/2017 <text:span text:style-name="T1">5.25 miles</text:span></text:p>
      <text:p text:style-name="P2">I ran with Jim Fitch and Tiffany Hrach on the indoor track.</text:p>
      <text:p text:style-name="P2">2 mile warm up including a ¼ mile of drills</text:p>
      <text:p text:style-name="P2">We ran 1 mile in 8:42 with the last 1/8 mile in 1:00 and then a ½ mile jog.</text:p>
      <text:p text:style-name="P2">We then ran 2 x ½ mile with a ¼ mile jog between and a ½ mile jog before and at the end.</text:p>
      <text:p text:style-name="P2">Times on the ½ mile runs: 4:24 and 4:21.</text:p>
      <text:p text:style-name="P2"/>
      <text:p text:style-name="P2"/>
      <text:p text:style-name="P2">Fri 3/17/2017 <text:span text:style-name="T1">4.5 miles</text:span></text:p>
      <text:p text:style-name="P2">On the indoor track I ran a mile in 9:19, did a ¼ mile of drills and rested 5 minutes.</text:p>
      <text:p text:style-name="P2">On a treadmill I ran 2 miles in 17:29. Splits: 9:15, 8:14</text:p>
      <text:p text:style-name="P2">I warmed down with a ¾ mile in about 7:30 on the treadmill and a ½ mile jog home.</text:p>
      <text:p text:style-name="P1"/>
      <text:p text:style-name="P2"/>
      <text:p text:style-name="P1">23.75 <text:s/>miles in the last week </text:p>
      <text:p text:style-name="P2"/>
      <text:p text:style-name="P2"/>
      <text:p text:style-name="P2"/>
      <text:p text:style-name="P4"><text:soft-page-break/>Sat 3/18/2017 <text:s/><text:span text:style-name="T1">5 miles</text:span></text:p>
      <text:p text:style-name="P4">I ran 5 miles on hilly roads averaging 10:30/mile. <text:s/>It was cold with a slight drizzle and I wore three shirts and a rain jacket. <text:s/>The last mile was in 8:45.</text:p>
      <text:p text:style-name="P4"/>
      <text:p text:style-name="P4">Sun 3/19/2107 <text:s/><text:span text:style-name="T1">9.25 miles</text:span> </text:p>
      <text:p text:style-name="P4">I ran with Jim Fitch on the Ernst Trail.</text:p>
      <text:p text:style-name="P4">We warmed up with 1.5 miles including a couple of short fast runs.</text:p>
      <text:p text:style-name="P4">The we ran 10 x ½ mile with a ¼ mile jog between each run. <text:s/></text:p>
      <text:p text:style-name="P4">The ½ miles averaged 4:26 with the fasted one in 4:19 and the slowest in 4:34.</text:p>
      <text:p text:style-name="P4">We warmed down with a ½ mile jog.</text:p>
      <text:p text:style-name="P4"/>
      <text:p text:style-name="P4">Mon 3/20/2017 <text:span text:style-name="T1">5 miles</text:span></text:p>
      <text:p text:style-name="P4">I ran 2.5 miles on a treadmill in 21:27 or 8:35/mile, <text:s/>The first mile was in 9:00 and it was at various paces as fast as 7:35/mile. <text:s/>The second mile was in 8:32 and the last ½ mile was in 3:55. <text:s/>I warmed down with a half mile in 6:00 and rested 3 minutes.</text:p>
      <text:p text:style-name="P4">On the indoor track I walked and ran 2 miles in 10:54 + 10:50 = 21:44. <text:s/>I walked 0.16 miles at the beginning of each ½ mile. <text:s/>My walking pace was about 13:30/mile and my running pace about 9:40/mile.</text:p>
      <text:p text:style-name="P4"/>
      <text:p text:style-name="P4">Tues 3/21/2017 <text:span text:style-name="T1">10.5 miles</text:span></text:p>
      <text:p text:style-name="P4">I ran 2 x 5 mile loop. <text:s/>The loop is a slightly hilly course with a total ascent of 256 feet (as measured with Google Earth) spread out over the 5 miles. <text:s/>I ran the 10 miles in 1:31:01 or 9:06/mile. <text:s/>The last mile was in 7:55.</text:p>
      <text:p text:style-name="P4">The first five miles averaged 9:27/mile and the second five averaged 8:45/mile.</text:p>
      <text:p text:style-name="P4">I rested 6 minutes and jogged ½ mile.</text:p>
      <text:p text:style-name="P4"/>
      <text:p text:style-name="P4">Wed 3/22/2017 <text:span text:style-name="T1"><text:s/>4.5 miles </text:span><text:s/></text:p>
      <text:p text:style-name="P4">I jogged ½ mile to the indoor track and rested a few minutes.</text:p>
      <text:p text:style-name="P4">On the track I walked and ran 4 miles averaging about 12 minutes per mile. <text:s/>I walked about 0.17 miles at the beginning of each ½ mile.</text:p>
      <text:p text:style-name="P4"/>
      <text:p text:style-name="P4">Thur 3/23/2017 <text:span text:style-name="T1">5.6 miles </text:span></text:p>
      <text:p text:style-name="P4">I ran with Jim Fitch and Tiffany Hrach on the indoor track.</text:p>
      <text:p text:style-name="P4">We warmed up with 1.5 miles including ¼ mile of drills.</text:p>
      <text:p text:style-name="P4">Then we ran 10 x ¼ mile with a 1/8 mile jog between each run. <text:s/>The jogs took about 1:50.</text:p>
      <text:p text:style-name="P4">The slowest ¼ mile was 2:09 and the fastest was 2:04. The average was 2:07. <text:s/>We warmed down with a ½ mile jog. </text:p>
      <text:p text:style-name="P4"/>
      <text:p text:style-name="P4">Fri 3/24/2017 <text:span text:style-name="T1">5.5 miles</text:span></text:p>
      <text:p text:style-name="P4">I ran the same hilly 4 mile course as I did 4 weeks ago (2/24/2017) only on that day I did not warm up. <text:s/>Today I warmed up by running 1 mile down and up hill in 9:54 and rested 3 minutes. </text:p>
      <text:p text:style-name="P4">The total ascent along the 4 miles is 267 feet (measured using Google Earth). <text:s/>The time was 33:26 or 8:21/mile. The splits were 9:03, 8:41, 8:08, 7:35. Four weeks ago I averaged 8:53/mi.</text:p>
      <text:p text:style-name="P4">I rested 3 minutes and jogged a ½ mile.</text:p>
      <text:p text:style-name="P3"/>
      <text:p text:style-name="P3">45.35 miles in the last week </text:p>
      <text:p text:style-name="P3"/>
      <text:p text:style-name="P5"><text:soft-page-break/><text:span text:style-name="T2">Sat 3/25/2017</text:span> <text:s/>15 miles</text:p>
      <text:p text:style-name="P6">I walked and ran 15 miles on hilly roads at an average pace of 12:00/mile. I walked about 0.18 miles at the beginning of each half mile. <text:s/>The total ascent was about 850 feet. <text:s/>I drank 7 ounces of water at 5 miles and again at 10 miles. <text:s/>I also ate a gel at 10 miles. </text:p>
      <text:p text:style-name="P6"/>
      <text:p text:style-name="P6">Sun 3/26/2017 <text:s/><text:span text:style-name="T1">6.5 miles</text:span></text:p>
      <text:p text:style-name="P6">I ran 5 miles on slightly hilly roads averaging 9:53/mi. <text:s/>Then I rested 3 minutes and jogged a ½ mile. <text:s/>Later on in the day I jogged and walked 1 mile.</text:p>
      <text:p text:style-name="P6"/>
      <text:p text:style-name="P6">Mon 3/27/2017 <text:span text:style-name="T1">3.5 miles</text:span></text:p>
      <text:p text:style-name="P6">I ran 1 mile to the Allegheny outdoor track in 9:13 and rested 3 minutes. <text:s/>I then ran 4 x 200m with 200m <text:s/>jog after each run. <text:s/>The jogs were all in about 2:00. <text:s/>The times for the runs were </text:p>
      <text:p text:style-name="P6">51.0, 52.3, 48.5, 47.0 <text:s/></text:p>
      <text:p text:style-name="P6">I rested about 2:00 and ran 1 mile home in 9:01 and walked ½ mile in 6:48.</text:p>
      <text:p text:style-name="P6"/>
      <text:p text:style-name="P6">Tues 3/28/2017 <text:span text:style-name="T1">2 miles</text:span></text:p>
      <text:p text:style-name="P6">I walked and ran 2 miles on the Allegheny indoor track in about 24:00. <text:s/>I walked 1/8 mile, ran 1/8 mile and repeated to the end. The walking pace was about 14:40/mi and the running pace was about 9:20/mi.</text:p>
      <text:p text:style-name="P6"/>
      <text:p text:style-name="P6">Wed 3/29/2017 <text:span text:style-name="T1">4.5 miles</text:span></text:p>
      <text:p text:style-name="P6">I ran 4 miles on hilly roads in 39:19 or 9:49/mile. The last mile was in 8:47. I rested about 1:00 <text:s/>and walked a ½ mile in about 7:00.</text:p>
      <text:p text:style-name="P6"/>
      <text:p text:style-name="P6">Thur 3/30/2017 <text:span text:style-name="T1">5.75 miles</text:span></text:p>
      <text:p text:style-name="P6">I ran with Jim Fitch on the indoor track. <text:s/>We warmed up with 1.5 miles that included ¼ mile of drills. <text:s/>We then ran 3.5 miles in 32:30 which is 9:17/mile. <text:s/>The last half mile was in 4:30. The warm down was a ¼ mile walk and a ½ mile jog. </text:p>
      <text:p text:style-name="P6"/>
      <text:p text:style-name="P6">Fri 3/31/2017 <text:span text:style-name="T1">6 miles</text:span></text:p>
      <text:p text:style-name="P6">I ran on a treadmill. <text:s/>I warmed up with 2 miles in about 20 minutes including 2 x ¼ mile each in 2:00. <text:s/>Then I rested 5 minutes and ran 4 miles including a ¼ mile jog, a 5K run and a 0.65 mile jog. <text:s/>The 5K run was in 23:42 or 7:38/mile with the last 0.15 miles at 6:58/mi pace. <text:s/>The mile splits were 7:51, 7:40 and 7:26. <text:s/>My pulse at the end of the 5K was 160 bpm.</text:p>
      <text:p text:style-name="P6"/>
      <text:p text:style-name="P6"/>
      <text:p text:style-name="P5">43.25 miles in the last week</text:p>
      <text:p text:style-name="P5"/>
      <text:p text:style-name="P5"/>
      <text:p text:style-name="P5"/>
      <text:p text:style-name="P10"><text:soft-page-break/>Running in the Netherlands</text:p>
      <text:p text:style-name="P9">While in the Netherlands, I take every 3 miles of bike riding</text:p>
      <text:p text:style-name="P9">as equivalent to approximately 1 mile of running.</text:p>
      <text:p text:style-name="P12"/>
      <text:p text:style-name="P8"><text:span text:style-name="T2">Sat 4/1/2017</text:span> No running</text:p>
      <text:p text:style-name="P11">We flew to Amsterdam The Netherlands</text:p>
      <text:p text:style-name="P11"/>
      <text:p text:style-name="P11">Sun 4/2/2017 <text:span text:style-name="T1">2 miles</text:span></text:p>
      <text:p text:style-name="P11">I rode 5 miles on a bike.</text:p>
      <text:p text:style-name="P11"/>
      <text:p text:style-name="P11">Mon 4/3/2017 <text:s/><text:span text:style-name="T1">4 miles</text:span></text:p>
      <text:p text:style-name="P11">I ran 4 miles not very fast. <text:s/></text:p>
      <text:p text:style-name="P11"/>
      <text:p text:style-name="P11">Tues 4/4/2017 <text:span text:style-name="T1">5.8 miles</text:span></text:p>
      <text:p text:style-name="P11">In the morning I walked 2 miles. <text:s/>In the afternoon I ran 3.8 miles at various paces and averaged <text:s/>9:53/mile.</text:p>
      <text:p text:style-name="P11"/>
      <text:p text:style-name="P11">Wed 4/5/2017 <text:span text:style-name="T1">4 miles</text:span></text:p>
      <text:p text:style-name="P11">I walked and ran 2 miles in about 24:00 and then rested a few minutes. <text:s/>Then I road a bike with no gears 4 miles in 22:30 and rested 20 minutes. <text:s/>Then I road 2 miles at various speeds. <text:s/>I assumed 6 miles of bike riding is equivalent to 2 miles of running. </text:p>
      <text:p text:style-name="P11"/>
      <text:p text:style-name="P11">Thurs 4/6/2017 <text:s/><text:span text:style-name="T1">0 miles</text:span></text:p>
      <text:p text:style-name="P11">I have a cold that was bad today.<text:span text:style-name="T1"> </text:span></text:p>
      <text:p text:style-name="P8"/>
      <text:p text:style-name="P11">Fri 4/7/2017<text:span text:style-name="T1"> <text:s/>0 miles</text:span></text:p>
      <text:p text:style-name="P11">I didn't run again because of my cold.</text:p>
      <text:p text:style-name="P8"/>
      <text:p text:style-name="P8">15.8 miles in the last week</text:p>
      <text:p text:style-name="P7"/>
      <text:p text:style-name="P7"/>
      <text:p text:style-name="P7"/>
      <text:p text:style-name="P7"/>
      <text:p text:style-name="P6"/>
      <text:p text:style-name="P13"><text:soft-page-break/><text:span text:style-name="T2">Sat 4/8/2017 <text:s/></text:span>4 miles</text:p>
      <text:p text:style-name="P7">I am feeling somewhat better.</text:p>
      <text:p text:style-name="P7">I ran 3 miles in about 30 minutes and walked 1 mile in about 14 minutes.</text:p>
      <text:p text:style-name="P7"/>
      <text:p text:style-name="P7">Sun 4/9/2017 <text:span text:style-name="T1">2 miles</text:span></text:p>
      <text:p text:style-name="P7">I rode 6 miles on a bike which I take equivalent to 2 miles of running </text:p>
      <text:p text:style-name="P7"/>
      <text:p text:style-name="P7">Mon 4/10/2017 <text:span text:style-name="T1">0 miles</text:span></text:p>
      <text:p text:style-name="P7">I am still sick and did not run.</text:p>
      <text:p text:style-name="P7"/>
      <text:p text:style-name="P7">Tues 4/11/2017 <text:span text:style-name="T1">2 miles <text:s/></text:span></text:p>
      <text:p text:style-name="P7">I walked 2 miles in about 28 minutes. <text:s/>I am feeling better than yesterday.</text:p>
      <text:p text:style-name="P7"/>
      <text:p text:style-name="P7">Wed 4/12/2017 <text:span text:style-name="T1">4 miles</text:span></text:p>
      <text:p text:style-name="P7">I ran 3 miles averaging 8:57/mile and walked 1 mile in about 14 minutes.</text:p>
      <text:p text:style-name="P7"/>
      <text:p text:style-name="P7">Thur 4/13/2017 <text:span text:style-name="T1">5 miles</text:span></text:p>
      <text:p text:style-name="P7">I ran on level bike paths. <text:s/>I first ran 2 miles averaging 9:32/mile and including ¼ mile in about 2:00 and then I rested 4:00. <text:s/>Then I ran 4 x ¼ mile with a ¼ mile jog after each run. <text:s/>The times were 1:54, 1:55, 1:54 and 1:51. <text:s/>The jogs were in about 3:00.</text:p>
      <text:p text:style-name="P7">I rested 2:00 and ran and walked 1 mile in about 12:00. </text:p>
      <text:p text:style-name="P7"/>
      <text:p text:style-name="P7">Fri 4/14/2017 <text:span text:style-name="T1">4.5 miles</text:span></text:p>
      <text:p text:style-name="P7">I ran 4 miles on a bike path and averaged 8:38/mile with the last ½ mile in 4:03 and rested 8 minutes. <text:s/>Then I walked a ½ mile in 6:19. </text:p>
      <text:p text:style-name="P7"/>
      <text:p text:style-name="P7"><text:span text:style-name="T1">21.5 miles in the last week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4-14T09:08:32.29</dc:date>
    <dc:creator>James Lombardi</dc:creator>
    <meta:editing-duration>PT23H19M28S</meta:editing-duration>
    <meta:editing-cycles>162</meta:editing-cycles>
    <meta:document-statistic meta:table-count="0" meta:image-count="0" meta:object-count="0" meta:page-count="5" meta:paragraph-count="106" meta:word-count="1530" meta:character-count="7406"/>
  </office:meta>
</office:document-meta>
</file>